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, Helvetica, sans-serif"/>
    <style:font-face style:name="Consolas" svg:font-family="Consolas, monospace"/>
    <style:font-face style:name="Lohit Devanagari1" svg:font-family="'Lohit Devanagari'"/>
    <style:font-face style:name="urw-din" svg:font-family="urw-din, sans-serif"/>
    <style:font-face style:name="Arial1" svg:font-family="Arial, Helvetica, sans-serif" style:font-family-generic="swiss"/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in" fo:margin-right="0in" fo:orphans="2" fo:widows="2" fo:text-indent="0in" style:auto-text-indent="false"/>
      <style:text-properties fo:font-variant="normal" fo:text-transform="none" fo:color="#273239" style:font-name="Consolas" fo:font-size="12pt" fo:letter-spacing="normal" fo:font-style="normal" fo:font-weight="normal" officeooo:rsid="001cf5fd" officeooo:paragraph-rsid="001cf5fd"/>
    </style:style>
    <style:style style:name="P2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Arial" fo:font-size="12pt" fo:letter-spacing="normal" fo:font-style="normal" fo:font-weight="bold" officeooo:rsid="001cf5fd" officeooo:paragraph-rsid="001cf5fd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Arial" fo:font-size="14pt" fo:letter-spacing="normal" fo:font-style="normal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arial" fo:font-size="12pt" fo:letter-spacing="normal" fo:font-style="normal" fo:font-weight="normal" officeooo:rsid="001cf5fd" officeooo:paragraph-rsid="001cf5fd"/>
    </style:style>
    <style:style style:name="P5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Arial1" fo:font-size="12pt" fo:letter-spacing="normal" fo:font-style="normal" fo:font-weight="bold" officeooo:rsid="001cf5fd" officeooo:paragraph-rsid="001cf5fd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Arial1" fo:font-size="12pt" fo:letter-spacing="normal" fo:font-style="normal" fo:font-weight="normal" officeooo:rsid="001cf5fd" officeooo:paragraph-rsid="001cf5fd" style:font-size-asian="10.5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Arial1" fo:font-size="12pt" fo:letter-spacing="normal" fo:font-style="normal" fo:font-weight="normal" officeooo:rsid="001cf5fd" officeooo:paragraph-rsid="001cf5fd"/>
    </style:style>
    <style:style style:name="P8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Arial1" fo:font-size="12pt" fo:letter-spacing="normal" fo:font-style="normal" fo:font-weight="normal" officeooo:rsid="001ef409" officeooo:paragraph-rsid="001ef409"/>
    </style:style>
    <style:style style:name="P9" style:family="paragraph" style:parent-style-name="Standard">
      <style:paragraph-properties fo:margin-left="0in" fo:margin-right="0in" fo:orphans="2" fo:widows="2" fo:text-indent="0in" style:auto-text-indent="false"/>
      <style:text-properties officeooo:paragraph-rsid="001ef409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color="#273239" style:font-size-asian="10.5pt" style:font-style-asian="normal" style:font-weight-asian="normal" style:font-size-complex="12pt" style:font-style-complex="normal" style:font-weight-complex="normal"/>
    </style:style>
    <style:style style:name="T3" style:family="text">
      <style:text-properties fo:font-variant="normal" fo:text-transform="none" fo:color="#222222" fo:letter-spacing="normal" fo:font-style="normal" fo:font-weight="normal" officeooo:rsid="001cf5fd" style:font-style-asian="normal" style:font-weight-asian="normal" style:font-style-complex="normal" style:font-weight-complex="normal"/>
    </style:style>
    <style:style style:name="T4" style:family="text">
      <style:text-properties fo:font-variant="normal" fo:text-transform="none" fo:color="#222222" style:font-name="Arial1" fo:font-size="12pt" fo:letter-spacing="normal" fo:font-style="normal" fo:font-weight="normal" officeooo:rsid="001ef409"/>
    </style:style>
    <style:style style:name="T5" style:family="text">
      <style:text-properties officeooo:rsid="001f983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Developing an OCR system for automated metadata extraction</text:p>
      <text:p text:style-name="P3"/>
      <text:p text:style-name="P2">Setting the environment:</text:p>
      <text:p text:style-name="P2"/>
      <text:p text:style-name="P5"><text:span text:style-name="T1">Operating system: </text:span><text:s/><text:span text:style-name="T1">Ubuntu LTS 20.4</text:span></text:p>
      <text:p text:style-name="P6">IDE : PyCharm </text:p>
      <text:p text:style-name="P6">Programming language: Python 3</text:p>
      <text:p text:style-name="Standard"><text:span text:style-name="Strong_20_Emphasis">Required Installations</text:span></text:p>
      <text:p text:style-name="Standard">PIL: for image processing.</text:p>
      <text:p text:style-name="P7"><text:span text:style-name="T2">Pytesseract: test images in folders</text:span></text:p>
      <text:p text:style-name="P7">pdf2image : convert image to PDF</text:p>
      <text:p text:style-name="P1">tesseract-ocr</text:p>
      <text:p text:style-name="P7"/>
      <text:p text:style-name="P7"/>
      <text:p text:style-name="P9"><text:span text:style-name="T4">Problems that we might face: </text:span></text:p>
      <text:p text:style-name="P8"/>
      <text:p text:style-name="P8">- converting PDF to image so we can process images.</text:p>
      <text:p text:style-name="P8">- <text:span text:style-name="T5">recognizing texts in images then store them in file.</text:span></text:p>
      <text:p text:style-name="P8">- <text:span text:style-name="T5">processing words (ex: when words are writing half in line and rest in next line).</text:span></text:p>
      <text:p text:style-name="P8">- </text:p>
      <text:p text:style-name="P8"/>
      <text:p text:style-name="P8"/>
      <text:p text:style-name="P8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, Helvetica, sans-serif"/>
    <style:font-face style:name="Consolas" svg:font-family="Consolas, monospace"/>
    <style:font-face style:name="Lohit Devanagari1" svg:font-family="'Lohit Devanagari'"/>
    <style:font-face style:name="urw-din" svg:font-family="urw-din, sans-serif"/>
    <style:font-face style:name="Arial1" svg:font-family="Arial, Helvetica, sans-serif" style:font-family-generic="swiss"/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26T13:37:47.685355470</meta:creation-date>
    <dc:date>2022-02-26T14:23:56.080043145</dc:date>
    <meta:editing-duration>PT9M46S</meta:editing-duration>
    <meta:editing-cycles>1</meta:editing-cycles>
    <meta:document-statistic meta:table-count="0" meta:image-count="0" meta:object-count="0" meta:page-count="1" meta:paragraph-count="15" meta:word-count="83" meta:character-count="507" meta:non-whitespace-character-count="435"/>
    <meta:generator>LibreOffice/6.4.7.2$Linux_X86_64 LibreOffice_project/40$Build-2</meta:generator>
  </office:meta>
</office:document-meta>
</file>